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f02" officeooo:paragraph-rsid="0011cf02"/>
    </style:style>
    <style:style style:name="P2" style:family="paragraph" style:parent-style-name="Standard">
      <style:text-properties officeooo:paragraph-rsid="0011cf02"/>
    </style:style>
    <style:style style:name="P3" style:family="paragraph" style:parent-style-name="Standard">
      <style:text-properties officeooo:rsid="00128fab" officeooo:paragraph-rsid="00128fab"/>
    </style:style>
    <style:style style:name="P4" style:family="paragraph" style:parent-style-name="Standard">
      <style:text-properties officeooo:paragraph-rsid="00128fab"/>
    </style:style>
    <style:style style:name="P5" style:family="paragraph" style:parent-style-name="Standard">
      <style:text-properties officeooo:paragraph-rsid="00144e6b"/>
    </style:style>
    <style:style style:name="P6" style:family="paragraph" style:parent-style-name="Standard">
      <style:text-properties officeooo:rsid="00144e6b" officeooo:paragraph-rsid="00144e6b"/>
    </style:style>
    <style:style style:name="P7" style:family="paragraph" style:parent-style-name="Standard">
      <style:text-properties officeooo:rsid="00144e6b" officeooo:paragraph-rsid="0015ed29"/>
    </style:style>
    <style:style style:name="P8" style:family="paragraph" style:parent-style-name="Standard">
      <style:text-properties officeooo:rsid="0015ed29" officeooo:paragraph-rsid="0015ed29"/>
    </style:style>
    <style:style style:name="P9" style:family="paragraph" style:parent-style-name="Standard">
      <style:text-properties officeooo:rsid="001852db" officeooo:paragraph-rsid="001852db"/>
    </style:style>
    <style:style style:name="P10" style:family="paragraph" style:parent-style-name="Standard">
      <style:text-properties officeooo:rsid="001852db" officeooo:paragraph-rsid="00198c90"/>
    </style:style>
    <style:style style:name="P11" style:family="paragraph" style:parent-style-name="Standard">
      <style:text-properties officeooo:rsid="00198c90" officeooo:paragraph-rsid="00198c90"/>
    </style:style>
    <style:style style:name="P12" style:family="paragraph" style:parent-style-name="Standard">
      <style:text-properties officeooo:paragraph-rsid="00198c90"/>
    </style:style>
    <style:style style:name="P13" style:family="paragraph" style:parent-style-name="Standard">
      <style:text-properties officeooo:paragraph-rsid="001ae4e2"/>
    </style:style>
    <style:style style:name="P14" style:family="paragraph" style:parent-style-name="Standard">
      <style:text-properties officeooo:rsid="001ae4e2" officeooo:paragraph-rsid="001ae4e2"/>
    </style:style>
    <style:style style:name="P15" style:family="paragraph" style:parent-style-name="Standard">
      <style:text-properties fo:font-style="normal" officeooo:rsid="0015ed29" officeooo:paragraph-rsid="0015ed29" style:font-style-asian="normal" style:font-style-complex="normal"/>
    </style:style>
    <style:style style:name="P16" style:family="paragraph" style:parent-style-name="Standard">
      <style:text-properties fo:font-style="normal" officeooo:rsid="00166e5a" officeooo:paragraph-rsid="00166e5a" style:font-style-asian="normal" style:font-style-complex="normal"/>
    </style:style>
    <style:style style:name="P17" style:family="paragraph" style:parent-style-name="Standard">
      <style:text-properties fo:font-style="normal" officeooo:rsid="001852db" officeooo:paragraph-rsid="001852db" style:font-style-asian="normal" style:font-style-complex="normal"/>
    </style:style>
    <style:style style:name="P18" style:family="paragraph" style:parent-style-name="Standard">
      <style:text-properties fo:font-style="normal" officeooo:rsid="00198c90" officeooo:paragraph-rsid="00198c90" style:font-style-asian="normal" style:font-style-complex="normal"/>
    </style:style>
    <style:style style:name="P19" style:family="paragraph" style:parent-style-name="Standard">
      <style:text-properties fo:font-style="normal" officeooo:rsid="001ae4e2" officeooo:paragraph-rsid="001ae4e2" style:font-style-asian="normal" style:font-style-complex="normal"/>
    </style:style>
    <style:style style:name="P20" style:family="paragraph" style:parent-style-name="Standard">
      <style:text-properties fo:font-style="normal" officeooo:rsid="001e39fa" officeooo:paragraph-rsid="001e39fa" style:font-style-asian="normal" style:font-style-complex="normal"/>
    </style:style>
    <style:style style:name="P21" style:family="paragraph" style:parent-style-name="Standard">
      <style:text-properties fo:font-style="normal" officeooo:rsid="002cf21b" officeooo:paragraph-rsid="002cf21b" style:font-style-asian="normal" style:font-style-complex="normal"/>
    </style:style>
    <style:style style:name="P22" style:family="paragraph" style:parent-style-name="Standard">
      <style:text-properties fo:color="#c9211e" fo:font-size="15pt" fo:font-style="normal" fo:font-weight="bold" officeooo:rsid="001e39fa" officeooo:paragraph-rsid="001e39fa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color="#c9211e" fo:font-size="15pt" fo:font-style="normal" fo:font-weight="bold" officeooo:rsid="001fa052" officeooo:paragraph-rsid="001fa052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text-properties fo:color="#c9211e" fo:font-size="15pt" fo:font-style="normal" fo:font-weight="bold" officeooo:rsid="001ff1a3" officeooo:paragraph-rsid="001ff1a3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text-properties fo:color="#c9211e" fo:font-size="15pt" fo:font-style="normal" fo:font-weight="bold" officeooo:rsid="003067f2" officeooo:paragraph-rsid="003067f2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text-properties fo:color="#c9211e" fo:font-size="15pt" officeooo:rsid="002bfb6f" officeooo:paragraph-rsid="002bfb6f" style:font-size-asian="15pt" style:font-size-complex="15pt"/>
    </style:style>
    <style:style style:name="P27" style:family="paragraph" style:parent-style-name="Standard">
      <style:text-properties fo:color="#c9211e" fo:font-size="15pt" fo:font-style="italic" fo:font-weight="bold" officeooo:rsid="002bfb6f" officeooo:paragraph-rsid="002bfb6f" style:font-size-asian="15pt" style:font-style-asian="italic" style:font-weight-asian="bold" style:font-size-complex="15pt" style:font-style-complex="italic" style:font-weight-complex="bold"/>
    </style:style>
    <style:style style:name="P28" style:family="paragraph" style:parent-style-name="Standard">
      <style:text-properties fo:color="#c9211e" fo:font-size="12pt" fo:font-style="normal" fo:font-weight="bold" officeooo:rsid="00257a83" officeooo:paragraph-rsid="00257a83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color="#c9211e" fo:font-size="12pt" fo:font-style="italic" fo:font-weight="bold" officeooo:rsid="0026b786" officeooo:paragraph-rsid="0026b786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text-properties fo:color="#000000" fo:font-size="12pt" fo:font-style="normal" fo:font-weight="normal" officeooo:rsid="001e39fa" officeooo:paragraph-rsid="001e39f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fo:font-size="12pt" fo:font-style="normal" fo:font-weight="normal" officeooo:rsid="001e39fa" officeooo:paragraph-rsid="001fa05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fo:font-size="12pt" fo:font-style="normal" fo:font-weight="normal" officeooo:rsid="001fa052" officeooo:paragraph-rsid="001fa05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000000" fo:font-size="12pt" fo:font-style="normal" fo:font-weight="normal" officeooo:rsid="001fa052" officeooo:paragraph-rsid="001ff1a3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color="#000000" fo:font-size="12pt" fo:font-style="normal" fo:font-weight="normal" officeooo:rsid="001ff1a3" officeooo:paragraph-rsid="001fa05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color="#000000" fo:font-size="12pt" fo:font-style="normal" fo:font-weight="normal" officeooo:rsid="001ff1a3" officeooo:paragraph-rsid="001ff1a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color="#000000" fo:font-size="12pt" fo:font-style="normal" fo:font-weight="normal" officeooo:rsid="002330a2" officeooo:paragraph-rsid="002330a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000000" fo:font-size="12pt" fo:font-style="normal" fo:font-weight="bold" officeooo:rsid="00257a83" officeooo:paragraph-rsid="00257a83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color="#000000" fo:font-size="12pt" fo:font-style="normal" fo:font-weight="bold" officeooo:rsid="0025926a" officeooo:paragraph-rsid="0025926a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color="#000000" fo:font-size="12pt" fo:font-style="italic" fo:font-weight="bold" officeooo:rsid="0026b786" officeooo:paragraph-rsid="0026b786" style:font-size-asian="10.5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text-properties fo:color="#000000" fo:font-size="12pt" fo:font-style="italic" fo:font-weight="bold" officeooo:rsid="0028fa71" officeooo:paragraph-rsid="0028fa71" style:font-size-asian="10.5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text-properties fo:color="#000000" fo:font-size="12pt" fo:font-style="italic" fo:font-weight="bold" officeooo:rsid="0028fa71" officeooo:paragraph-rsid="00293c20" style:font-size-asian="10.5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text-properties fo:color="#000000" fo:font-size="12pt" fo:font-style="italic" fo:font-weight="bold" officeooo:rsid="0025f46f" officeooo:paragraph-rsid="0025f46f" style:font-size-asian="10.5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text-properties fo:color="#000000" fo:font-size="12pt" fo:font-style="italic" fo:font-weight="bold" officeooo:rsid="00293c20" officeooo:paragraph-rsid="00293c20" style:font-size-asian="10.5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text-properties fo:color="#000000" fo:font-size="12pt" fo:font-style="italic" fo:font-weight="bold" officeooo:rsid="002afa56" officeooo:paragraph-rsid="002afa56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text-properties fo:color="#000000" fo:font-size="15pt" fo:font-style="italic" fo:font-weight="normal" officeooo:rsid="002bfb6f" officeooo:paragraph-rsid="002bfb6f" style:font-size-asian="15pt" style:font-style-asian="italic" style:font-weight-asian="normal" style:font-size-complex="15pt" style:font-style-complex="italic" style:font-weight-complex="normal"/>
    </style:style>
    <style:style style:name="P46" style:family="paragraph" style:parent-style-name="Standard">
      <style:text-properties fo:color="#000000" fo:font-size="15pt" fo:font-style="italic" fo:font-weight="normal" officeooo:rsid="002c4319" officeooo:paragraph-rsid="002c4319" style:font-size-asian="15pt" style:font-style-asian="italic" style:font-weight-asian="normal" style:font-size-complex="15pt" style:font-style-complex="italic" style:font-weight-complex="normal"/>
    </style:style>
    <style:style style:name="P47" style:family="paragraph" style:parent-style-name="Standard">
      <style:text-properties fo:color="#000000" fo:font-size="15pt" fo:font-style="italic" fo:font-weight="normal" officeooo:rsid="003067f2" officeooo:paragraph-rsid="003067f2" style:font-size-asian="15pt" style:font-style-asian="italic" style:font-weight-asian="normal" style:font-size-complex="15pt" style:font-style-complex="italic" style:font-weight-complex="normal"/>
    </style:style>
    <style:style style:name="P48" style:family="paragraph" style:parent-style-name="Standard">
      <style:text-properties officeooo:paragraph-rsid="001fa052"/>
    </style:style>
    <style:style style:name="P49" style:family="paragraph" style:parent-style-name="Standard">
      <style:text-properties officeooo:paragraph-rsid="0025926a"/>
    </style:style>
    <style:style style:name="P50" style:family="paragraph" style:parent-style-name="Standard">
      <style:text-properties officeooo:rsid="0025f46f" officeooo:paragraph-rsid="0025f46f"/>
    </style:style>
    <style:style style:name="P51" style:family="paragraph" style:parent-style-name="Standard">
      <style:text-properties officeooo:paragraph-rsid="00293c20"/>
    </style:style>
    <style:style style:name="P52" style:family="paragraph" style:parent-style-name="Standard">
      <style:text-properties officeooo:rsid="00293c20" officeooo:paragraph-rsid="00293c20"/>
    </style:style>
    <style:style style:name="P53" style:family="paragraph" style:parent-style-name="Standard">
      <style:text-properties fo:color="#000000" fo:font-size="15pt" fo:font-style="italic" fo:font-weight="normal" officeooo:rsid="003067f2" officeooo:paragraph-rsid="003067f2" style:font-size-asian="15pt" style:font-style-asian="italic" style:font-weight-asian="normal" style:font-size-complex="15pt" style:font-style-complex="italic" style:font-weight-complex="normal"/>
    </style:style>
    <style:style style:name="P54" style:family="paragraph" style:parent-style-name="Standard">
      <style:text-properties fo:color="#000000" fo:font-size="15pt" fo:font-style="italic" fo:font-weight="normal" officeooo:rsid="0030f114" officeooo:paragraph-rsid="0030f114" style:font-size-asian="15pt" style:font-style-asian="italic" style:font-weight-asian="normal" style:font-size-complex="15pt" style:font-style-complex="italic" style:font-weight-complex="normal"/>
    </style:style>
    <style:style style:name="P55" style:family="paragraph" style:parent-style-name="Standard">
      <style:text-properties fo:color="#000000" fo:font-size="15pt" fo:font-style="italic" fo:font-weight="normal" officeooo:rsid="00322113" officeooo:paragraph-rsid="00322113" style:font-size-asian="15pt" style:font-style-asian="italic" style:font-weight-asian="normal" style:font-size-complex="15pt" style:font-style-complex="italic" style:font-weight-complex="normal"/>
    </style:style>
    <style:style style:name="P56" style:family="paragraph" style:parent-style-name="Standard">
      <style:text-properties fo:color="#000000" fo:font-size="15pt" fo:font-style="italic" fo:font-weight="normal" officeooo:rsid="0032223e" officeooo:paragraph-rsid="0032223e" style:font-size-asian="15pt" style:font-style-asian="italic" style:font-weight-asian="normal" style:font-size-complex="15pt" style:font-style-complex="italic" style:font-weight-complex="normal"/>
    </style:style>
    <style:style style:name="P57" style:family="paragraph" style:parent-style-name="Standard">
      <style:text-properties fo:color="#000000" fo:font-size="15pt" fo:font-style="italic" fo:font-weight="normal" officeooo:rsid="00327db0" officeooo:paragraph-rsid="00327db0" style:font-size-asian="15pt" style:font-style-asian="italic" style:font-weight-asian="normal" style:font-size-complex="15pt" style:font-style-complex="italic" style:font-weight-complex="normal"/>
    </style:style>
    <style:style style:name="P58" style:family="paragraph" style:parent-style-name="Standard">
      <style:text-properties fo:color="#c9211e" fo:font-size="15pt" fo:font-style="italic" fo:font-weight="bold" officeooo:rsid="0030f114" officeooo:paragraph-rsid="0030f114" style:font-size-asian="15pt" style:font-style-asian="italic" style:font-weight-asian="bold" style:font-size-complex="15pt" style:font-style-complex="italic" style:font-weight-complex="bold"/>
    </style:style>
    <style:style style:name="P59" style:family="paragraph" style:parent-style-name="Standard">
      <style:text-properties fo:color="#c9211e" fo:font-size="15pt" fo:font-style="italic" fo:font-weight="bold" officeooo:rsid="00322113" officeooo:paragraph-rsid="00322113" style:font-size-asian="15pt" style:font-style-asian="italic" style:font-weight-asian="bold" style:font-size-complex="15pt" style:font-style-complex="italic" style:font-weight-complex="bold"/>
    </style:style>
    <style:style style:name="P60" style:family="paragraph" style:parent-style-name="Standard">
      <style:text-properties fo:color="#c9211e" fo:font-size="15pt" fo:font-style="italic" fo:font-weight="bold" officeooo:rsid="00327db0" officeooo:paragraph-rsid="00327db0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11cf02"/>
    </style:style>
    <style:style style:name="T2" style:family="text">
      <style:text-properties officeooo:rsid="00128fab"/>
    </style:style>
    <style:style style:name="T3" style:family="text">
      <style:text-properties officeooo:rsid="00144e6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afa56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7b1d" style:font-style-asian="normal" style:font-style-complex="normal"/>
    </style:style>
    <style:style style:name="T9" style:family="text">
      <style:text-properties officeooo:rsid="00198c90"/>
    </style:style>
    <style:style style:name="T10" style:family="text">
      <style:text-properties officeooo:rsid="001ae4e2"/>
    </style:style>
    <style:style style:name="T11" style:family="text">
      <style:text-properties officeooo:rsid="001fa052"/>
    </style:style>
    <style:style style:name="T12" style:family="text">
      <style:text-properties officeooo:rsid="001ff1a3"/>
    </style:style>
    <style:style style:name="T13" style:family="text">
      <style:text-properties fo:color="#c9211e" fo:font-size="15pt" fo:font-style="normal" fo:font-weight="bold" officeooo:rsid="001ff1a3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color="#c9211e" fo:font-size="15pt" fo:font-style="normal" fo:font-weight="bold" officeooo:rsid="001fa052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officeooo:rsid="0025926a"/>
    </style:style>
    <style:style style:name="T16" style:family="text">
      <style:text-properties fo:color="#000000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fo:font-size="12pt" fo:font-style="normal" fo:font-weight="bold" officeooo:rsid="0025926a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000000" fo:font-size="12pt" fo:font-style="italic" fo:font-weight="bold" officeooo:rsid="0025926a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fo:color="#000000" fo:font-size="12pt" fo:font-style="italic" fo:font-weight="bold" officeooo:rsid="0028fa71" style:font-size-asian="10.5pt" style:font-style-asian="italic" style:font-weight-asian="bold" style:font-size-complex="12pt" style:font-style-complex="italic" style:font-weight-complex="bold"/>
    </style:style>
    <style:style style:name="T21" style:family="text">
      <style:text-properties fo:color="#000000" fo:font-size="12pt" fo:font-style="italic" fo:font-weight="bold" officeooo:rsid="00293c20" style:font-size-asian="10.5pt" style:font-style-asian="italic" style:font-weight-asian="bold" style:font-size-complex="12pt" style:font-style-complex="italic" style:font-weight-complex="bold"/>
    </style:style>
    <style:style style:name="T22" style:family="text">
      <style:text-properties officeooo:rsid="002ec7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ho gokhan<text:tab/><text:tab/>-&gt; ekrana gokhan yazar</text:p>
      <text:p text:style-name="P1"/>
      <text:p text:style-name="P9">echo gokhan &gt; dosyaAdi -&gt;Ilgili dosya içine yazı yazdırır. <text:span text:style-name="T9">İceriği temizler yeni içeriği ekler</text:span></text:p>
      <text:p text:style-name="P9"/>
      <text:p text:style-name="P10">echo gokhan &gt;<text:span text:style-name="T9">&gt; </text:span><text:s/>dosyaAdi -&gt;Ilgili dosya içine yazı yazdırır. <text:span text:style-name="T9">İceriği <text:s/>yeni içeriği ekler içeriği temizlemez</text:span></text:p>
      <text:p text:style-name="P9"/>
      <text:p text:style-name="P9"/>
      <text:p text:style-name="P9">cat dosyaAdi <text:tab/><text:tab/>-&gt; Ilgili dosyanın içeriğini ekrana yazıyor</text:p>
      <text:p text:style-name="P1"/>
      <text:p text:style-name="P2"><text:span text:style-name="T1">echo $SHELL<text:tab/><text:tab/>-&gt; bulunduğumuz Shell ekrana yazar (Ortam de</text:span><text:span text:style-name="T2">ği</text:span><text:span text:style-name="T1">şkenlerinin başlarına $ <text:tab/><text:tab/><text:tab/><text:tab/> <text:s text:c="4"/>koyulur)</text:span></text:p>
      <text:p text:style-name="P2"/>
      <text:p text:style-name="P9">file dosyaAdi<text:tab/><text:tab/>-&gt; ilgili dosyanın uzantısı hakkında bilgi verir</text:p>
      <text:p text:style-name="P9"/>
      <text:p text:style-name="P9">stat dosyaAdi<text:tab/><text:tab/>-&gt; lgili dosyanın uzantısı hakkında detaylı bilgi verir</text:p>
      <text:p text:style-name="P9"/>
      <text:p text:style-name="P1">help echo<text:tab/><text:tab/>-&gt; echo komutunun hangi parametreleri aldığını ve diğer bilgileri gösterir</text:p>
      <text:p text:style-name="P1"/>
      <text:p text:style-name="P2"><text:span text:style-name="T1">whatis echo <text:tab/><text:tab/>-&gt; echo hakkında kısa </text:span><text:span text:style-name="T2">bilgi</text:span><text:span text:style-name="T1"> verir</text:span></text:p>
      <text:p text:style-name="P1"/>
      <text:p text:style-name="P1">man echo <text:tab/><text:tab/>-&gt; echo hakkında detaylı bilgiler verir</text:p>
      <text:p text:style-name="P1"/>
      <text:p text:style-name="P1">uname <text:tab/><text:tab/><text:tab/>-&gt; Kullanılan çekirdek hakkında bilgi verir.</text:p>
      <text:p text:style-name="P1"/>
      <text:p text:style-name="P3">uname -a<text:tab/><text:tab/>-&gt; Sistem hakkında detaylı bilgi verir</text:p>
      <text:p text:style-name="P4"/>
      <text:p text:style-name="P1">lsb_release -a<text:tab/><text:tab/>-<text:span text:style-name="T2">&gt;Sürüm hakkında bilgi verir</text:span></text:p>
      <text:p text:style-name="P1"/>
      <text:p text:style-name="P3">touch dosya_adı<text:tab/><text:tab/>-&gt; dosya oluşturmaya yarar</text:p>
      <text:p text:style-name="P3"/>
      <text:p text:style-name="P5"><text:span text:style-name="T2">touch dosya_adı</text:span><text:span text:style-name="T3">{1..5}</text:span><text:span text:style-name="T2"><text:tab/>-&gt; </text:span><text:span text:style-name="T3">1den 5e kadar dosya oluşturur. DosyaAdı1 ... <text:s/>DosyaAdı5</text:span></text:p>
      <text:p text:style-name="P5"/>
      <text:p text:style-name="P11">rm dosyaAdı <text:tab/><text:tab/><text:tab/>-&gt; ilgili dosyayı siler</text:p>
      <text:p text:style-name="P3"/>
      <text:p text:style-name="P11">rm -r dizinAdi<text:tab/><text:tab/><text:tab/>-&gt; ilgili dizini siler</text:p>
      <text:p text:style-name="P12"/>
      <text:p text:style-name="P13"><text:span text:style-name="T9">rm -r </text:span><text:span text:style-name="T10">v </text:span><text:span text:style-name="T9">dizinAdi<text:tab/><text:tab/>-&gt; ilgili dizini siler </text:span><text:span text:style-name="T10">ve ekrana açıklamasını yazar</text:span></text:p>
      <text:p text:style-name="P12"/>
      <text:p text:style-name="P3"/>
      <text:p text:style-name="P6">mdir <text:s/>dizinAdi <text:tab/><text:tab/>-&gt; dizin oluşturur</text:p>
      <text:p text:style-name="P6"/>
      <text:p text:style-name="P7">mdir <text:s/>dizinAdi{1..5}<text:tab/><text:tab/>-&gt; 1den 5e kadar dizin oluşturur. dizinAdi1... <text:s text:c="2"/>dizinAdi5</text:p>
      <text:p text:style-name="P6"/>
      <text:p text:style-name="P3">pwd<text:tab/><text:tab/><text:tab/><text:tab/>-&gt; print working directory bulunduğumuz dizini gösterir</text:p>
      <text:p text:style-name="P3"/>
      <text:p text:style-name="P8">cd dizinAdi <text:tab/><text:tab/><text:tab/>-&gt; dizin değiştirir</text:p>
      <text:p text:style-name="P8"/>
      <text:p text:style-name="P8">cd .. <text:tab/><text:tab/><text:tab/><text:tab/>-&gt; bir alt dizine döner</text:p>
      <text:p text:style-name="P8"/>
      <text:p text:style-name="P8">cd /<text:span text:style-name="T4">home</text:span><text:span text:style-name="T7">/gokhan/Belgeler <text:tab/>-&gt; kök dizinden ilgili dizine geçmemize sağlar</text:span></text:p>
      <text:p text:style-name="P15"/>
      <text:p text:style-name="P8"><text:soft-page-break/><text:span text:style-name="T7">cd<text:tab/><text:tab/><text:tab/><text:tab/>-&gt; /</text:span><text:span text:style-name="T4">home</text:span><text:span text:style-name="T7">/kullanıcı dizinine döner</text:span></text:p>
      <text:p text:style-name="P15"/>
      <text:p text:style-name="P15">cd -<text:tab/><text:tab/><text:tab/><text:tab/>-&gt; daha önce hangi dizinde bulunuyorsam oraya atar</text:p>
      <text:p text:style-name="P15"/>
      <text:p text:style-name="P15"/>
      <text:p text:style-name="P16">mv dosyaAdi dizinAdi<text:tab/>-&gt; move dosyayı ilgili dizini taşır</text:p>
      <text:p text:style-name="P16"/>
      <text:p text:style-name="P17">cp dosyaAdi dizinAdi<text:tab/><text:tab/>-&gt; ilgili dosyayı ilgili dizine kopyalama yapar</text:p>
      <text:p text:style-name="P16"/>
      <text:p text:style-name="P16">ls<text:tab/><text:tab/><text:tab/>-&gt; ilgili dizinin içini listeler</text:p>
      <text:p text:style-name="P16">ls -l<text:tab/><text:tab/><text:tab/>-&gt; ilgili dizini içini detaylarla listeler</text:p>
      <text:p text:style-name="P16">ls -la<text:tab/><text:tab/><text:tab/>-&gt; ilgili dizini içindekileri ve gizli dosyaları detaylarla listeler</text:p>
      <text:p text:style-name="P21">ls -li<text:tab/><text:tab/><text:tab/>-&gt; dosya <text:span text:style-name="T22">numarasıyla</text:span> listeler</text:p>
      <text:p text:style-name="P11"><text:span text:style-name="T8">l</text:span><text:span text:style-name="T7">s -la /etc<text:tab/><text:tab/>-&gt; etc dizinini listeler</text:span></text:p>
      <text:p text:style-name="P18">ls -la /etc | less <text:tab/>-&gt; etc içeriğini sayfa sayfa listeler</text:p>
      <text:p text:style-name="P18">ls -la /etc | more <text:tab/>-&gt; less ile aynı çıktıyı verır</text:p>
      <text:p text:style-name="P18"/>
      <text:p text:style-name="P18"/>
      <text:p text:style-name="P18"/>
      <text:p text:style-name="P14"><text:span text:style-name="T8">h</text:span><text:span text:style-name="T7">istory<text:tab/><text:tab/><text:tab/>-&gt; komut geçmişini gösterir <text:s/>geçmişteki komutların numarasının başına ! Koyarak tekrar çalıştırabiliriz</text:span></text:p>
      <text:p text:style-name="P19"/>
      <text:p text:style-name="P19"/>
      <text:p text:style-name="P20">whoami -&gt; aktif olan kullanıcı verir</text:p>
      <text:p text:style-name="P20"/>
      <text:p text:style-name="P20"/>
      <text:p text:style-name="P19"/>
      <text:p text:style-name="P20">visudo -f <text:s/>/<text:span text:style-name="T4">etc</text:span>/sudoers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2">Paket Yönetimi</text:p>
      <text:p text:style-name="P23">Otomatik paket (apt)</text:p>
      <text:p text:style-name="P30">sudo apt-get update </text:p>
      <text:p text:style-name="P30"/>
      <text:p text:style-name="P30">sudo apt-get- upgrade</text:p>
      <text:p text:style-name="P30"/>
      <text:p text:style-name="P30">sudo apt-get- dist-upgrade <text:s/>-&gt; dagıtımı yükseltir</text:p>
      <text:p text:style-name="P30"/>
      <text:p text:style-name="P32">sudo apt-cache search programAdi -&gt; kurulacak progam olup olmadığını kontrol eder</text:p>
      <text:p text:style-name="P32"/>
      <text:p text:style-name="P30">sudo apt-get install <text:span text:style-name="T11">programAdi -&gt; ilgili programı kurar</text:span></text:p>
      <text:p text:style-name="P30"/>
      <text:p text:style-name="P32">sudo apt-get remove <text:s/>programAdi -&gt; ilgili programı kaldırır</text:p>
      <text:p text:style-name="P32"/>
      <text:p text:style-name="P32">sudo apt-get purge <text:s/>programAdi -&gt; <text:s/>kaldırılan programdan kalan dosyaları siler</text:p>
      <text:p text:style-name="P32"/>
      <text:p text:style-name="P31">sudo apt-get autoremove -&gt; kurulumdan sonra kalan dosyaları siler</text:p>
      <text:p text:style-name="P31"/>
      <text:p text:style-name="P31">sudo a<text:span text:style-name="T11">pt </text:span>utoremove -&gt; kurulumdan sonra kalan dosyaları siler</text:p>
      <text:p text:style-name="P30"/>
      <text:p text:style-name="P30"/>
      <text:p text:style-name="P48"><text:span text:style-name="T13">Kaynak kodundan Derleme ile</text:span><text:span text:style-name="T14"> paket </text:span><text:span text:style-name="T13">kurulumu</text:span><text:span text:style-name="T14"> </text:span></text:p>
      <text:p text:style-name="P30"/>
      <text:p text:style-name="P32">öncelikler indirilen sıkıştırılmış dosya açılır</text:p>
      <text:p text:style-name="P32"/>
      <text:p text:style-name="P35">su -</text:p>
      <text:p text:style-name="P32"/>
      <text:p text:style-name="P32">sudo tar -xvf dosyaAdi.tgz</text:p>
      <text:p text:style-name="P32"/>
      <text:p text:style-name="P32">cd nmap dosyaAdi</text:p>
      <text:p text:style-name="P32"/>
      <text:p text:style-name="P32">ls</text:p>
      <text:p text:style-name="P34"/>
      <text:p text:style-name="P32">./<text:span text:style-name="T12">configure</text:span></text:p>
      <text:p text:style-name="P32"/>
      <text:p text:style-name="P35">make</text:p>
      <text:p text:style-name="P35"/>
      <text:p text:style-name="P35">make install</text:p>
      <text:p text:style-name="P35"/>
      <text:p text:style-name="P35">man programAdi</text:p>
      <text:p text:style-name="P35"/>
      <text:p text:style-name="P35">kurulum tamamlandı.</text:p>
      <text:p text:style-name="P35"/>
      <text:p text:style-name="P24">Manual paket yöneticisi kurulumu</text:p>
      <text:p text:style-name="P24"/>
      <text:p text:style-name="P33"><text:span text:style-name="T12">s</text:span>udo tar -xvf dosyaAdi.tgz</text:p>
      <text:p text:style-name="P35">cd ilgili dizine git</text:p>
      <text:p text:style-name="P35">ls ile listele .deb ile bitmesi gerekiyor</text:p>
      <text:p text:style-name="P35"/>
      <text:p text:style-name="P35"><text:soft-page-break/>dpkg -i paketAdi.deb</text:p>
      <text:p text:style-name="P36">Arşivleme ve Sıkıştırma</text:p>
      <text:p text:style-name="P36"/>
      <text:p text:style-name="P36">tar -cf arşiv.tar dosyaAdi1 dosyaAdi2 ... dosyaları -&gt; arşiv içine dosyaları atar</text:p>
      <text:p text:style-name="P36"/>
      <text:p text:style-name="P36">tar -xvf arşiv.tar <text:s/>-&gt; arşiv dosyasını açar</text:p>
      <text:p text:style-name="P36"/>
      <text:p text:style-name="P36"/>
      <text:p text:style-name="P36">tar -czvf sıkıstırma.tgz <text:s/>dosyalar -&gt; c oluşturur z sıkıştırır v yapılan işlemleri gösterir</text:p>
      <text:p text:style-name="P36"/>
      <text:p text:style-name="P36">tar -xvf sıkıstırmaç.tgz -&gt; sıkıştırılmış dosyaları çıkartır</text:p>
      <text:p text:style-name="P36"/>
      <text:p text:style-name="P36"/>
      <text:p text:style-name="P36"/>
      <text:p text:style-name="P28">KULLANICILAR</text:p>
      <text:p text:style-name="P28"/>
      <text:p text:style-name="P37">adduser tokmak -<text:span text:style-name="T15">&gt; tokmak kullanıcısı eklenir</text:span></text:p>
      <text:p text:style-name="P37"/>
      <text:p text:style-name="P38">su -l kullanıcıAdı -&gt; ılgılı kullanıcı geçilir</text:p>
      <text:p text:style-name="P38"/>
      <text:p text:style-name="P38">logout -&gt;kullanıcı oturumunu kapatır</text:p>
      <text:p text:style-name="P38"/>
      <text:p text:style-name="P38">cat <text:s/>/<text:span text:style-name="T4">etc</text:span>/ passwd <text:s/>-&gt; pcdeki kullanıcılar ile ilgili bilgiler yer alır</text:p>
      <text:p text:style-name="P38"/>
      <text:p text:style-name="P49"><text:span text:style-name="T17">cat <text:s/>/</text:span><text:span text:style-name="T19">etc</text:span><text:span text:style-name="T17">/ shadow <text:s/>-&gt; pcdeki kullanıcılar ile ilgili sifreler yer alır </text:span></text:p>
      <text:p text:style-name="P38"/>
      <text:p text:style-name="P38"><text:tab/>$6<text:tab/>sha512 <text:tab/>algoritması ile şifrelendiğini </text:p>
      <text:p text:style-name="P38"><text:tab/>$5<text:tab/>sha256<text:tab/><text:tab/>algoritması ile şifrelendiğini </text:p>
      <text:p text:style-name="P38"><text:tab/>$1<text:tab/>md5 <text:tab/><text:tab/>algoritması ile şifrelendiğini </text:p>
      <text:p text:style-name="P38"/>
      <text:p text:style-name="P50"><text:span text:style-name="T17">c</text:span><text:span text:style-name="T16">at /</text:span><text:span text:style-name="T18">etc/group -&gt; kullanıcı gruplarıyla ilgili bilgiler yer alır</text:span></text:p>
      <text:p text:style-name="P42"/>
      <text:p text:style-name="P42">id -&gt; kullanıcı ile ilgili id bilgileri <text:s/>yer alır</text:p>
      <text:p text:style-name="P42"/>
      <text:p text:style-name="P42">groups kullanıcıAdı -&gt; ilgili kullanıcının grubu hakkında bilgi verir</text:p>
      <text:p text:style-name="P42"/>
      <text:p text:style-name="P42">usermod -L kullanıcıAdı -&gt; ilgili kullanıcıyı kilitler</text:p>
      <text:p text:style-name="P42"/>
      <text:p text:style-name="P42">deluser kullanıcıAdı -&gt; ilgili kullanıcı silinir</text:p>
      <text:p text:style-name="P42"/>
      <text:p text:style-name="P39">usermod -a -G kullanıcıGrubu kullanıcıAdı -&gt; -a parametresi append -G group ifade eder</text:p>
      <text:p text:style-name="P39"/>
      <text:p text:style-name="P39">daha önce oluşturulmıuş kullanıcı grubuna daha önceden oluşturulmuş kullanıcı eklenir</text:p>
      <text:p text:style-name="P3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İZİNLER</text:p>
      <text:p text:style-name="P29"/>
      <text:p text:style-name="P39">d-&gt; directory</text:p>
      <text:p text:style-name="P39">r -&gt; okuma</text:p>
      <text:p text:style-name="P39">w -&gt; yazma</text:p>
      <text:p text:style-name="P39">x -&gt;Çalıştırma</text:p>
      <text:p text:style-name="P39"/>
      <text:p text:style-name="P40">uuu ggg ddd <text:s/>-&gt; ilk üçlü kullanıcı izinleri ikinci üçlü grup üçüncü üçlü diğer kullanıcılar için</text:p>
      <text:p text:style-name="P40"/>
      <text:p text:style-name="P40"/>
      <text:p text:style-name="P40"><text:tab/>drwxr-xr-x 2 gokhan gokhan 4096 Haz 27 09:39 Belgeler</text:p>
      <text:p text:style-name="P40"><text:tab/><text:tab/><text:tab/>kullanıcı-grup</text:p>
      <text:p text:style-name="P40"/>
      <text:p text:style-name="P40"><text:tab/><text:tab/><text:tab/>d <text:tab/>dizin olduğunu <text:s/></text:p>
      <text:p text:style-name="P40"><text:tab/><text:tab/>ilk <text:tab/> rwx <text:tab/>kullanıcı için okuma yazma ve çalıştırma izmi olduğunu</text:p>
      <text:p text:style-name="P40"><text:tab/><text:tab/>ikinci<text:tab/> <text:s/>rwx <text:tab/>gruplar için okuma yazma ve çalıştırma izmi olduğunu</text:p>
      <text:p text:style-name="P40"><text:tab/><text:tab/>üçüncü <text:s/>r-x <text:tab/>diğer kullanıcılar için okuma <text:s/>ve çalıştırma izmi olduğunu ancak yazma izni olmadığını belirtir</text:p>
      <text:p text:style-name="P40"/>
      <text:p text:style-name="P40"/>
      <text:p text:style-name="P40">chmod u+x dosyaİsmi -&gt; change mod u user + x çalıştırma izmi ilgili dosyaya çalıştırma izni verildi</text:p>
      <text:p text:style-name="P40"/>
      <text:p text:style-name="P40"/>
      <text:p text:style-name="P51"><text:span text:style-name="T20">chmod </text:span><text:span text:style-name="T21">o</text:span><text:span text:style-name="T20">+x dosyaİsmi -&gt; change mod </text:span><text:span text:style-name="T21">o other </text:span><text:span text:style-name="T20"><text:s/>+ x çalıştırma izmi ilgili dosyaya </text:span><text:span text:style-name="T21">diğer kullanıcılara </text:span><text:span text:style-name="T20">çalıştırma izni verildi</text:span></text:p>
      <text:p text:style-name="P41"/>
      <text:p text:style-name="P52"><text:span text:style-name="T20"><text:tab/>c</text:span><text:span text:style-name="T18">hmod abc -&gt;</text:span></text:p>
      <text:p text:style-name="P43"><text:tab/><text:tab/><text:tab/>a -&gt; <text:tab/>u:<text:tab/><text:tab/>User</text:p>
      <text:p text:style-name="P43"><text:tab/><text:tab/><text:tab/>a -&gt; <text:tab/>g:<text:tab/><text:tab/>Group</text:p>
      <text:p text:style-name="P43"><text:tab/><text:tab/><text:tab/>a -&gt; <text:tab/>o:<text:tab/><text:tab/>Other</text:p>
      <text:p text:style-name="P43"/>
      <text:p text:style-name="P43"><text:tab/><text:tab/><text:tab/>b -&gt; <text:tab/>+:<text:tab/><text:tab/>yetki verir</text:p>
      <text:p text:style-name="P43"><text:tab/><text:tab/><text:tab/>b -&gt; <text:tab/>-:<text:tab/><text:tab/>yetkiyi alır</text:p>
      <text:p text:style-name="P43"/>
      <text:p text:style-name="P43"><text:tab/><text:tab/><text:tab/>c-&gt; <text:tab/>r == 4:<text:tab/><text:tab/>Read</text:p>
      <text:p text:style-name="P43"><text:tab/><text:tab/><text:tab/>c -&gt; <text:tab/>w == 2:<text:tab/>Write</text:p>
      <text:p text:style-name="P43"><text:tab/><text:tab/><text:tab/>c -&gt; <text:tab/>x= = 1:<text:tab/>Execute</text:p>
      <text:p text:style-name="P43"/>
      <text:p text:style-name="P44">chattr +i dosyaAdı -&gt; root kullanısı da dahil kimse silemez</text:p>
      <text:p text:style-name="P44"/>
      <text:p text:style-name="P44">lsattr -&gt; ile silinemeyecek dosyaları görebiliriz izinlerin içinde i ibaresi olan dosya silinemez</text:p>
      <text:p text:style-name="P44"/>
      <text:p text:style-name="P44">chattr -i dosyaAdı -&gt; tekrar silinebilir yapılır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26"><text:span text:style-name="T6">S</text:span><text:span text:style-name="T5">üreçler</text:span></text:p>
      <text:p text:style-name="P27"/>
      <text:p text:style-name="P45">ps aux -&gt; çalışmakta olan süreçler listeler statik</text:p>
      <text:p text:style-name="P45"/>
      <text:p text:style-name="P45">top -&gt; çalışmakta olan süreçler listeler anlık durumları gösterir</text:p>
      <text:p text:style-name="P45"/>
      <text:p text:style-name="P45">pstree -&gt; süreçlerin ağaç yapısını listeler</text:p>
      <text:p text:style-name="P45"/>
      <text:p text:style-name="P46">ps aux | grep aranan -&gt; sadece aranan kelime ile ilgili süreçleri listeler</text:p>
      <text:p text:style-name="P46"/>
      <text:p text:style-name="P46">kill -9 prosesAdı -&gt; ilgili süreci sonlandırır</text:p>
      <text:p text:style-name="P46"/>
      <text:p text:style-name="P46"><text:tab/>9 prametresi kesinlikle o prosesi sonlandırır</text:p>
      <text:p text:style-name="P46"><text:tab/>1 parametesi prosesi sonlandırmaya çalışmak</text:p>
      <text:p text:style-name="P46"/>
      <text:p text:style-name="P25">Servisler</text:p>
      <text:p text:style-name="P47"/>
      <text:p text:style-name="P47">cd /etc/init.d <text:s/>-&gt; çalıştırılabilir servisler yer alır</text:p>
      <text:p text:style-name="P47"/>
      <text:p text:style-name="P47">etc/init.d/servisAdı status -&gt; ilgili servisin bilgilerini yazar</text:p>
      <text:p text:style-name="P47"/>
      <text:p text:style-name="P47">etc/init.d/servisAdı start -&gt; ilgili servisi başlatır</text:p>
      <text:p text:style-name="P47"/>
      <text:p text:style-name="P47">etc/init.d/servisAdı stop -&gt; ilgili servisi durdurur</text:p>
      <text:p text:style-name="P47"/>
      <text:p text:style-name="P47">etc/init.d/servisAdı restart -&gt; ilgili servisi yeniden başlatır</text:p>
      <text:p text:style-name="P47"/>
      <text:p text:style-name="P47">ya da</text:p>
      <text:p text:style-name="P47"><text:tab/>service servisAdı status</text:p>
      <text:p text:style-name="P47"><text:tab/>service servisAdı start</text:p>
      <text:p text:style-name="P47"><text:tab/>service servisAdı stop</text:p>
      <text:p text:style-name="P47"><text:tab/>service servisAdı reset</text:p>
      <text:p text:style-name="P47"><text:tab/></text:p>
      <text:p text:style-name="P47"/>
      <text:p text:style-name="P54">crontab -e -&gt; zamanlanmış görevler yapılandırabiliriz</text:p>
      <text:p text:style-name="P54"/>
      <text:p text:style-name="P54">crontab -l -&gt; zamanlanmış görevleri listeleyebiliriz</text:p>
      <text:p text:style-name="P54"/>
      <text:p text:style-name="P54">crontab -r -&gt; zamanlanmış görevi silebiliriz</text:p>
      <text:p text:style-name="P54"/>
      <text:p text:style-name="P58"/>
      <text:p text:style-name="P59"><text:soft-page-break/>Find – Locate</text:p>
      <text:p text:style-name="P55"/>
      <text:p text:style-name="P56">find aranacakDizin -name dosyaAdı -&gt; aranacak dizin yerine / kök yazılırsa tüm dizinde arar</text:p>
      <text:p text:style-name="P56"/>
      <text:p text:style-name="P56">locate aranacakDosyaAdı -&gt; arama yapmadan önce updatedb ile database guncellememiz gerekir</text:p>
      <text:p text:style-name="P56"/>
      <text:p text:style-name="P60">IP islemleri</text:p>
      <text:p text:style-name="P57"/>
      <text:p text:style-name="P57">ifconfig -&gt; İp bilgilerini listeler</text:p>
      <text:p text:style-name="P57"/>
      <text:p text:style-name="P57">ip addr -&gt; İp bilgilerini listeler</text:p>
      <text:p text:style-name="P57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0:12:51.027283375</meta:creation-date>
    <dc:date>2020-07-08T09:39:58.939405869</dc:date>
    <meta:editing-duration>PT4H1M48S</meta:editing-duration>
    <meta:editing-cycles>11</meta:editing-cycles>
    <meta:generator>LibreOffice/6.4.4.2$Linux_X86_64 LibreOffice_project/40$Build-2</meta:generator>
    <meta:document-statistic meta:table-count="0" meta:image-count="0" meta:object-count="0" meta:page-count="7" meta:paragraph-count="141" meta:word-count="952" meta:character-count="6490" meta:non-whitespace-character-count="5503"/>
  </office:meta>
</office:document-meta>
</file>